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姓名</text:p>
          </table:table-cell>
          <table:table-cell office:value-type="string">
            <text:p>性别</text:p>
          </table:table-cell>
          <table:table-cell office:value-type="string">
            <text:p>年龄</text:p>
          </table:table-cell>
          <table:table-cell office:value-type="string">
            <text:p>邮箱</text:p>
          </table:table-cell>
        </table:table-row>
        <table:table-row table:style-name="ro2">
          <table:table-cell office:value-type="string">
            <text:p>雷锋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<text:a xlink:href="mailto:bless@unliar.com">bless@unliar.com</text:a></text:p>
          </table:table-cell>
        </table:table-row>
        <table:table-row table:style-name="ro2">
          <table:table-cell office:value-type="string">
            <text:p>李梅</text:p>
          </table:table-cell>
          <table:table-cell office:value-type="string">
            <text:p>女</text:p>
          </table:table-cell>
          <table:table-cell office:value-type="float" office:value="22">
            <text:p>22</text:p>
          </table:table-cell>
          <table:table-cell office:value-type="string">
            <text:p><text:a xlink:href="mailto:lzt224@aliyun.com">lzt224@aliyun.com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2017／09／17</text:date>, <text:time>17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9S</meta:editing-duration>
    <meta:editing-cycles>5</meta:editing-cycles>
    <meta:generator>OpenOffice/4.1.3$Win32 OpenOffice.org_project/413m1$Build-9783</meta:generator>
    <dc:date>2017-09-17T17:29:27.62</dc:date>
    <dc:creator>振涛 雷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